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utTag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utTag.doStartTag( String namespaceURI , String localName , String qName , Attributes at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